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558"/>
    </style:style>
    <style:style style:name="P2" style:family="paragraph" style:parent-style-name="Text_20_body">
      <style:text-properties fo:font-style="normal" fo:font-weight="bold" officeooo:paragraph-rsid="002ca467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officeooo:paragraph-rsid="002ca467"/>
    </style:style>
    <style:style style:name="P4" style:family="paragraph" style:parent-style-name="Text_20_body">
      <style:text-properties officeooo:rsid="000e9558" officeooo:paragraph-rsid="000e9558"/>
    </style:style>
    <style:style style:name="P5" style:family="paragraph" style:parent-style-name="Text_20_body">
      <style:text-properties fo:font-weight="bold" officeooo:paragraph-rsid="002ca467" style:font-weight-asian="bold" style:font-weight-complex="bold"/>
    </style:style>
    <style:style style:name="P6" style:family="paragraph" style:parent-style-name="Text_20_body">
      <style:text-properties fo:font-weight="bold" officeooo:rsid="0031283d" officeooo:paragraph-rsid="0031283d" style:font-weight-asian="bold" style:font-weight-complex="bold"/>
    </style:style>
    <style:style style:name="P7" style:family="paragraph" style:parent-style-name="Text_20_body">
      <style:text-properties fo:font-weight="bold" officeooo:rsid="0031283d" officeooo:paragraph-rsid="003238c7" style:font-weight-asian="bold" style:font-weight-complex="bold"/>
    </style:style>
    <style:style style:name="P8" style:family="paragraph" style:parent-style-name="Heading_20_1">
      <style:text-properties officeooo:rsid="002ca467" officeooo:paragraph-rsid="002ca467"/>
    </style:style>
    <style:style style:name="P9" style:family="paragraph" style:parent-style-name="Heading_20_1">
      <style:text-properties fo:font-style="normal" fo:font-weight="normal" officeooo:rsid="0031283d" officeooo:paragraph-rsid="0031283d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weight="normal" officeooo:rsid="002ca467" officeooo:paragraph-rsid="002ca467" style:font-weight-asian="normal" style:font-weight-complex="normal"/>
    </style:style>
    <style:style style:name="P11" style:family="paragraph" style:parent-style-name="Text_20_body">
      <style:text-properties fo:font-style="normal" fo:font-weight="normal" officeooo:rsid="002ca467" officeooo:paragraph-rsid="002ca46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2f145a" officeooo:paragraph-rsid="002ca467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31283d" officeooo:paragraph-rsid="0031283d" style:font-style-asian="normal" style:font-weight-asian="normal" style:font-style-complex="normal" style:font-weight-complex="normal"/>
    </style:style>
    <style:style style:name="T1" style:family="text">
      <style:text-properties officeooo:rsid="001978a8"/>
    </style:style>
    <style:style style:name="T2" style:family="text">
      <style:text-properties fo:font-weight="normal" officeooo:rsid="002ca467" style:font-weight-asian="normal" style:font-weight-complex="normal"/>
    </style:style>
    <style:style style:name="T3" style:family="text">
      <style:text-properties fo:font-weight="normal" officeooo:rsid="002f145a" style:font-weight-asian="normal" style:font-weight-complex="normal"/>
    </style:style>
    <style:style style:name="T4" style:family="text">
      <style:text-properties officeooo:rsid="002be922"/>
    </style:style>
    <style:style style:name="T5" style:family="text">
      <style:text-properties officeooo:rsid="002ca46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238c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238c7" style:font-style-asian="normal" style:font-weight-asian="normal" style:font-style-complex="normal" style:font-weight-complex="normal"/>
    </style:style>
    <style:style style:name="T10" style:family="text">
      <style:text-properties officeooo:rsid="0034ca50"/>
    </style:style>
    <style:style style:name="T11" style:family="text">
      <style:text-properties officeooo:rsid="00382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1"/>
      <text:p text:style-name="P4">This document describes <text:span text:style-name="T1">the </text:span><text:span text:style-name="T4">API and test to store data on an instance. <text:s/></text:span></text:p>
      <text:h text:style-name="P8" text:outline-level="1">Endpoints </text:h>
      <text:p text:style-name="P3"/>
      <text:p text:style-name="P5"><text:span text:style-name="T10">(POST) </text:span>/<text:span text:style-name="T5">api/version/store → </text:span><text:span text:style-name="T2">Stores a file to an instance</text:span></text:p>
      <text:p text:style-name="P10"><text:tab/>store(file,filename,override=False,<text:span text:style-name="T11">mode=public</text:span>)</text:p>
      <text:p text:style-name="P10"><text:tab/><text:span text:style-name="T11">Notes: </text:span></text:p>
      <text:p text:style-name="P10"><text:tab/><text:tab/><text:span text:style-name="T11">If mode is set to private the file can only be accessed if a signature is provided or an <text:tab/><text:tab/><text:tab/>Ipv4 <text:s/>has access to a file.</text:span></text:p>
      <text:p text:style-name="P10"><text:tab/>Responses:</text:p>
      <text:p text:style-name="P10"><text:tab/><text:tab/>200 → The file was stored </text:p>
      <text:p text:style-name="P10"><text:tab/><text:tab/>* </text:p>
      <text:p text:style-name="P2"><text:span text:style-name="T10">(POST) </text:span>/<text:span text:style-name="T5">api/versions/cache → </text:span><text:span text:style-name="T2">Caches a file to an instance</text:span></text:p>
      <text:p text:style-name="P11"><text:tab/>cache(file,fileQueryString) </text:p>
      <text:p text:style-name="P2"><text:span text:style-name="T2"><text:tab/></text:span><text:span text:style-name="T3">Responses:</text:span></text:p>
      <text:p text:style-name="P12"><text:tab/><text:tab/>200 → File was cached</text:p>
      <text:p text:style-name="P12"><text:tab/><text:tab/>* </text:p>
      <text:h text:style-name="P9" text:outline-level="1">Tests</text:h>
      <text:p text:style-name="P13"/>
      <text:p text:style-name="P6"><text:span text:style-name="T6">testAPIStore</text:span><text:span text:style-name="T7">WithoutOverride</text:span><text:span text:style-name="T6"> → </text:span><text:span text:style-name="T8">tests if the storage API is storing the file </text:span></text:p>
      <text:p text:style-name="P6"><text:span text:style-name="T6">testAPIStoreWithOverride</text:span><text:span text:style-name="T8"> → tests the behavior of the API if override is set to True</text:span></text:p>
      <text:p text:style-name="P6"><text:span text:style-name="T6">testAPIStore</text:span><text:span text:style-name="T7">WithMissingFields </text:span><text:span text:style-name="T9">→ test the behavior of the API given there was a missing filename <text:tab/>possibility domain is 6 Permutation 3</text:span></text:p>
      <text:p text:style-name="P7"><text:span text:style-name="T7">testAPIStoreWithoutOverrideWhereFileAlreadyExists</text:span><text:span text:style-name="T9"> → </text:span><text:span text:style-name="T8"><text:s/>tests the behavior of the API </text:span><text:span text:style-name="T9">given a <text:tab/>filename exists and override is set to False</text:span></text:p>
      <text:p text:style-name="P7"><text:span text:style-name="T7">testAPIStoreWithOverrideWhereFileAlreadyExists → </text:span><text:span text:style-name="T9">test the behavior of the API given the file <text:tab/>exists but override is True</text:span></text:p>
      <text:p text:style-name="P1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20T12:11:35.378000000</dc:date>
    <meta:editing-duration>PT5H2M32S</meta:editing-duration>
    <meta:editing-cycles>2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1" meta:word-count="156" meta:character-count="1041" meta:non-whitespace-character-count="874"/>
  </office:meta>
</office:document-meta>
</file>